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Ashleigh White<text:tab/><text:tab/><text:tab/></text:span></text:p>
      <text:p text:style-name="P1"><text:span text:style-name="T1">Unit 5: Play and Learning </text:span></text:p>
      <text:p text:style-name="P1"><text:span text:style-name="T1">4.2 Discuss benefits to children's learning and development of involing others in children's play. </text:span></text:p>
      <text:p text:style-name="P1"><text:span text:style-name="T1">If the parents are involved then they can make sure that they<text:s text:c="2"/>can carry on what the child has been doing in the setting on that day and therefore making sure that they can develop fufther even thought they are not in an eveironment where they are learning. The parents can also know and track their childs development so that they can help them if they are struggling in a certain area.<text:s text:c="2"/>The professionals will be able to adpart the activty to meet the childrens needs, they will also be able to track the childs development but this time if the child was to have any problems or not developing properly then they would be able to make sure that that certain child gets the correct resources and help so that they don't fall behind the rest of the children. </text:span></text:p>
      <text:p text:style-name="P1"><text:span text:style-name="T1">The benefits of vauling other's contributions is that it can make the practitoner better at looking after the child and also caring for their needs, they will also be able to see how someone else would look after the child and adapt it so that they can become a better practitioner. The way that we would encorage parents to be involved in their child's development and show them what they have been doing in the nursery that day is by showing them what activities they have been doing; they would also been given a daily booklet where the teacher would write in it to let the parents know what they have been doing on that day and if they need to carry it on at home, also if there is something that they need to improve on.<text:s text:c="3"/></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